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36">
      <style:table-cell-properties fo:background-color="#D9E1F2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los Gonzalez Garcia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ier Rodriguez Urbano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RC" table:style-name="ta2">
        <table:table-column table:style-name="co3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4.7000000000000002E-3" table:style-name="ce1">
            <text:p>0.0047</text:p>
          </table:table-cell>
          <table:table-cell table:number-columns-repeated="16382"/>
        </table:table-row>
        <table:table-row table:style-name="ro1">
          <table:table-cell office:value-type="float" office:value="9930" table:style-name="ce1">
            <text:p>9930</text:p>
          </table:table-cell>
          <table:table-cell office:value-type="float" office:value="4.13E-3" table:formula="of:=4.13*10^(-3)" table:style-name="ce1">
            <text:p>0.00413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DatosEnTiempo" table:style-name="ta2">
        <table:table-column table:style-name="co3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V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3">
            <text:p>0.000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3">
            <text:p>0.0000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1" table:style-name="ce3">
            <text:p>0.2100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3" table:style-name="ce3">
            <text:p>0.3300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6999999999999995" table:style-name="ce3">
            <text:p>0.5700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1" table:style-name="ce3">
            <text:p>0.8100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2" table:style-name="ce3">
            <text:p>0.9200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1399999999999999" table:style-name="ce3">
            <text:p>1.1400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6" table:style-name="ce3">
            <text:p>1.3600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7" table:style-name="ce3">
            <text:p>1.4700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8" table:style-name="ce3">
            <text:p>1.6800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88" table:style-name="ce3">
            <text:p>1.8800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8" table:style-name="ce3">
            <text:p>1.9800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17" table:style-name="ce3">
            <text:p>2.1700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36" table:style-name="ce3">
            <text:p>2.3600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6" table:style-name="ce3">
            <text:p>2.4600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64" table:style-name="ce3">
            <text:p>2.640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82" table:style-name="ce3">
            <text:p>2.8200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9" table:style-name="ce3">
            <text:p>2.900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07" table:style-name="ce3">
            <text:p>3.070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24" table:style-name="ce3">
            <text:p>3.240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32" table:style-name="ce3">
            <text:p>3.3200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48" table:style-name="ce3">
            <text:p>3.480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.63" table:style-name="ce3">
            <text:p>3.6300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71" table:style-name="ce3">
            <text:p>3.710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86" table:style-name="ce3">
            <text:p>3.8600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3">
            <text:p>4.000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07" table:style-name="ce3">
            <text:p>4.0700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.21" table:style-name="ce3">
            <text:p>4.210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.34" table:style-name="ce3">
            <text:p>4.340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41" table:style-name="ce3">
            <text:p>4.410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54" table:style-name="ce3">
            <text:p>4.5400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.67" table:style-name="ce3">
            <text:p>4.670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.7300000000000004" table:style-name="ce3">
            <text:p>4.730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.8499999999999996" table:style-name="ce3">
            <text:p>4.850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.97" table:style-name="ce3">
            <text:p>4.9700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.03" table:style-name="ce3">
            <text:p>5.030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.14" table:style-name="ce3">
            <text:p>5.1400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25" table:style-name="ce3">
            <text:p>5.250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3" table:style-name="ce3">
            <text:p>5.300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41" table:style-name="ce3">
            <text:p>5.410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51" table:style-name="ce3">
            <text:p>5.5100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.56" table:style-name="ce3">
            <text:p>5.560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66" table:style-name="ce3">
            <text:p>5.6600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.75" table:style-name="ce3">
            <text:p>5.750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.8" table:style-name="ce3">
            <text:p>5.8000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.98" table:style-name="ce3">
            <text:p>5.980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.02" table:style-name="ce3">
            <text:p>6.0200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.11" table:style-name="ce3">
            <text:p>6.110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19" table:style-name="ce3">
            <text:p>6.1900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.23" table:style-name="ce3">
            <text:p>6.230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31" table:style-name="ce3">
            <text:p>6.3100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.39" table:style-name="ce3">
            <text:p>6.390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.43" table:style-name="ce3">
            <text:p>6.430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.5" table:style-name="ce3">
            <text:p>6.500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.58" table:style-name="ce3">
            <text:p>6.5800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.61" table:style-name="ce3">
            <text:p>6.610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.68" table:style-name="ce3">
            <text:p>6.6800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.75" table:style-name="ce3">
            <text:p>6.750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.78" table:style-name="ce3">
            <text:p>6.7800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.85" table:style-name="ce3">
            <text:p>6.8500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.91" table:style-name="ce3">
            <text:p>6.9100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.94" table:style-name="ce3">
            <text:p>6.9400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.0030000000000001" table:formula="of:=7.003" table:style-name="ce3">
            <text:p>7.0030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.06" table:style-name="ce3">
            <text:p>7.0600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.09" table:style-name="ce3">
            <text:p>7.0900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15" table:style-name="ce3">
            <text:p>7.1500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.21" table:style-name="ce3">
            <text:p>7.2100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.23" table:style-name="ce3">
            <text:p>7.2300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29" table:style-name="ce3">
            <text:p>7.290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.34" table:style-name="ce3">
            <text:p>7.3400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36" table:style-name="ce3">
            <text:p>7.3600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.41" table:style-name="ce3">
            <text:p>7.4100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.46" table:style-name="ce3">
            <text:p>7.4600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.49" table:style-name="ce3">
            <text:p>7.4900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.54" table:style-name="ce3">
            <text:p>7.5400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.58" table:style-name="ce3">
            <text:p>7.5800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.6" table:style-name="ce3">
            <text:p>7.6000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.65" table:style-name="ce3">
            <text:p>7.6500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.69" table:style-name="ce3">
            <text:p>7.6900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.71" table:style-name="ce3">
            <text:p>7.7100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.75" table:style-name="ce3">
            <text:p>7.7500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.8" table:style-name="ce3">
            <text:p>7.8000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.82" table:style-name="ce3">
            <text:p>7.8200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.86" table:style-name="ce3">
            <text:p>7.8600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.89" table:style-name="ce3">
            <text:p>7.8900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.91" table:style-name="ce3">
            <text:p>7.9100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.95" table:style-name="ce3">
            <text:p>7.9500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.98" table:style-name="ce3">
            <text:p>7.9800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3">
            <text:p>8.0000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.0399999999999991" table:style-name="ce3">
            <text:p>8.0400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.07" table:style-name="ce3">
            <text:p>8.0700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.09" table:style-name="ce3">
            <text:p>8.0900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.1199999999999992" table:style-name="ce3">
            <text:p>8.1200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.15" table:style-name="ce3">
            <text:p>8.1500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.17" table:style-name="ce3">
            <text:p>8.1700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.1999999999999993" table:style-name="ce3">
            <text:p>8.2000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.23" table:style-name="ce3">
            <text:p>8.2300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.24" table:style-name="ce3">
            <text:p>8.240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27" table:style-name="ce3">
            <text:p>8.270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.3000000000000007" table:style-name="ce3">
            <text:p>8.3000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.31" table:style-name="ce3">
            <text:p>8.3100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.34" table:style-name="ce3">
            <text:p>8.3400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.3699999999999992" table:style-name="ce3">
            <text:p>8.3700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.3800000000000008" table:style-name="ce3">
            <text:p>8.3800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.41" table:style-name="ce3">
            <text:p>8.4100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.43" table:style-name="ce3">
            <text:p>8.4300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8.44" table:style-name="ce3">
            <text:p>8.4400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8.4700000000000006" table:style-name="ce3">
            <text:p>8.4700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.49" table:style-name="ce3">
            <text:p>8.4900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8.5" table:style-name="ce3">
            <text:p>8.5000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8.5299999999999994" table:style-name="ce3">
            <text:p>8.5300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8.5500000000000007" table:style-name="ce3">
            <text:p>8.5500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8.56" table:style-name="ce3">
            <text:p>8.5600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8.58" table:style-name="ce3">
            <text:p>8.5800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.6" table:style-name="ce3">
            <text:p>8.6000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8.61" table:style-name="ce3">
            <text:p>8.6100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6300000000000008" table:style-name="ce3">
            <text:p>8.6300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8.65" table:style-name="ce3">
            <text:p>8.6500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66" table:style-name="ce3">
            <text:p>8.6600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.68" table:style-name="ce3">
            <text:p>8.6800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8.6999999999999993" table:style-name="ce3">
            <text:p>8.7000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8.7100000000000009" table:style-name="ce3">
            <text:p>8.7100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.7200000000000006" table:style-name="ce3">
            <text:p>8.7200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8.74" table:style-name="ce3">
            <text:p>8.7400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8.75" table:style-name="ce3">
            <text:p>8.7500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8.77" table:style-name="ce3">
            <text:p>8.7700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8.7799999999999994" table:style-name="ce3">
            <text:p>8.7800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8.7899999999999991" table:style-name="ce3">
            <text:p>8.7900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8.81" table:style-name="ce3">
            <text:p>8.8100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8.82" table:style-name="ce3">
            <text:p>8.8200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8.83" table:style-name="ce3">
            <text:p>8.8300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84" table:style-name="ce3">
            <text:p>8.8400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8.86" table:style-name="ce3">
            <text:p>8.8600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8.8699999999999992" table:style-name="ce3">
            <text:p>8.8700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8.8800000000000008" table:style-name="ce3">
            <text:p>8.8800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89" table:style-name="ce3">
            <text:p>8.8900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8.9" table:style-name="ce3">
            <text:p>8.9000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92" table:style-name="ce3">
            <text:p>8.9200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8.93" table:style-name="ce3">
            <text:p>8.9300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8.93" table:style-name="ce3">
            <text:p>8.9300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9499999999999993" table:style-name="ce3">
            <text:p>8.9500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8.9600000000000009" table:style-name="ce3">
            <text:p>8.9600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8.9700000000000006" table:style-name="ce3">
            <text:p>8.9700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8.98" table:style-name="ce3">
            <text:p>8.9800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9" table:style-name="ce3">
            <text:p>8.9900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.99" table:style-name="ce3">
            <text:p>8.9900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.01" table:style-name="ce3">
            <text:p>9.0100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9.02" table:style-name="ce3">
            <text:p>9.0200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9.02" table:style-name="ce3">
            <text:p>9.0200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9.0299999999999994" table:style-name="ce3">
            <text:p>9.0300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9.0399999999999991" table:style-name="ce3">
            <text:p>9.0400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9.0500000000000007" table:style-name="ce3">
            <text:p>9.0500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9.06" table:style-name="ce3">
            <text:p>9.0600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9.07" table:style-name="ce3">
            <text:p>9.0700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07" table:style-name="ce3">
            <text:p>9.0700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9.08" table:style-name="ce3">
            <text:p>9.0800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9.09" table:style-name="ce3">
            <text:p>9.0900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9.09" table:style-name="ce3">
            <text:p>9.0900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9.1" table:style-name="ce3">
            <text:p>9.1000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9.11" table:style-name="ce3">
            <text:p>9.1100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9.1199999999999992" table:style-name="ce3">
            <text:p>9.1200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.1300000000000008" table:style-name="ce3">
            <text:p>9.1300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9.1300000000000008" table:style-name="ce3">
            <text:p>9.1300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9.14" table:style-name="ce3">
            <text:p>9.1400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9.15" table:style-name="ce3">
            <text:p>9.1500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15" table:style-name="ce3">
            <text:p>9.1500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9.16" table:style-name="ce3">
            <text:p>9.1600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9.16" table:style-name="ce3">
            <text:p>9.1600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9.17" table:style-name="ce3">
            <text:p>9.1700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9.18" table:style-name="ce3">
            <text:p>9.1800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9.18" table:style-name="ce3">
            <text:p>9.1800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9.19" table:style-name="ce3">
            <text:p>9.1900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9.19" table:style-name="ce3">
            <text:p>9.1900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9.1999999999999993" table:style-name="ce3">
            <text:p>9.2000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9.2100000000000009" table:style-name="ce3">
            <text:p>9.2100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9.2100000000000009" table:style-name="ce3">
            <text:p>9.2100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9.2200000000000006" table:style-name="ce3">
            <text:p>9.2200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9.2200000000000006" table:style-name="ce3">
            <text:p>9.2200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9.23" table:style-name="ce3">
            <text:p>9.2300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9.23" table:style-name="ce3">
            <text:p>9.2300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9.24" table:style-name="ce3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9.24" table:style-name="ce3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9.24" table:style-name="ce3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9.25" table:style-name="ce3">
            <text:p>9.2500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9.25" table:style-name="ce3">
            <text:p>9.250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9.26" table:style-name="ce3">
            <text:p>9.2600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9.27" table:style-name="ce3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9.27" table:style-name="ce3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9.27" table:style-name="ce3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9.2799999999999994" table:style-name="ce3">
            <text:p>9.2800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9.2799999999999994" table:style-name="ce3">
            <text:p>9.2800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9.2899999999999991" table:style-name="ce3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9.2899999999999991" table:style-name="ce3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9.2899999999999991" table:style-name="ce3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9.3000000000000007" table:style-name="ce3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9.3000000000000007" table:style-name="ce3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9.3000000000000007" table:style-name="ce3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float" office:value="9.3019999999999996" table:style-name="ce5">
            <text:p>9.3020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9.2439999999999998" table:style-name="ce3">
            <text:p>9.2440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9.1229999999999993" table:style-name="ce3">
            <text:p>9.1230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8.89" table:style-name="ce3">
            <text:p>8.8900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8.6650000000000009" table:style-name="ce3">
            <text:p>8.6650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8.5560000000000009" table:style-name="ce3">
            <text:p>8.5560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8.3420000000000005" table:style-name="ce3">
            <text:p>8.3420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8.1340000000000003" table:style-name="ce3">
            <text:p>8.1340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8.0340000000000007" table:style-name="ce3">
            <text:p>8.0340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7.835" table:style-name="ce3">
            <text:p>7.8350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7.6400000000000006" table:style-name="ce3">
            <text:p>7.6400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.5460000000000003" table:style-name="ce3">
            <text:p>7.5460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7.36" table:style-name="ce3">
            <text:p>7.3600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7.1790000000000003" table:style-name="ce3">
            <text:p>7.1790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7.0920000000000005" table:style-name="ce3">
            <text:p>7.0920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6.9169999999999998" table:style-name="ce3">
            <text:p>6.9170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6.7480000000000002" table:style-name="ce3">
            <text:p>6.7480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6.665" table:style-name="ce3">
            <text:p>6.6650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6.5019999999999998" table:style-name="ce3">
            <text:p>6.5020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6.3440000000000003" table:style-name="ce3">
            <text:p>6.3440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6.266" table:style-name="ce3">
            <text:p>6.2660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1130000000000004" table:style-name="ce3">
            <text:p>6.1130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5.9640000000000004" table:style-name="ce3">
            <text:p>5.9640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5.8920000000000003" table:style-name="ce3">
            <text:p>5.8920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.7469999999999999" table:style-name="ce3">
            <text:p>5.7470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5.6070000000000002" table:style-name="ce3">
            <text:p>5.6070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5.5389999999999997" table:style-name="ce3">
            <text:p>5.5390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.4050000000000002" table:style-name="ce3">
            <text:p>5.4050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.274" table:style-name="ce3">
            <text:p>5.2740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.2090000000000005" table:style-name="ce3">
            <text:p>5.2090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.0830000000000002" table:style-name="ce3">
            <text:p>5.0830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4.96" table:style-name="ce3">
            <text:p>4.9600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4.899" table:style-name="ce3">
            <text:p>4.8990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4.78" table:style-name="ce3">
            <text:p>4.7800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4.665" table:style-name="ce3">
            <text:p>4.6650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4.6080000000000005" table:style-name="ce3">
            <text:p>4.6080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.4960000000000004" table:style-name="ce3">
            <text:p>4.4960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4.3879999999999999" table:style-name="ce3">
            <text:p>4.3880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4.335" table:style-name="ce3">
            <text:p>4.3350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4.2290000000000001" table:style-name="ce3">
            <text:p>4.2290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4.1280000000000001" table:style-name="ce3">
            <text:p>4.1280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4.0780000000000003" table:style-name="ce3">
            <text:p>4.0780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9790000000000001" table:style-name="ce3">
            <text:p>3.9790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.883" table:style-name="ce3">
            <text:p>3.8830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.835" table:style-name="ce3">
            <text:p>3.8350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7429999999999999" table:style-name="ce3">
            <text:p>3.7430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.653" table:style-name="ce3">
            <text:p>3.6530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.6080000000000001" table:style-name="ce3">
            <text:p>3.6080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5220000000000002" table:style-name="ce3">
            <text:p>3.5220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4359999999999999" table:style-name="ce3">
            <text:p>3.4360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3940000000000001" table:style-name="ce3">
            <text:p>3.3940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.3140000000000001" table:style-name="ce3">
            <text:p>3.3140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.2330000000000001" table:style-name="ce3">
            <text:p>3.2330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1950000000000003" table:style-name="ce3">
            <text:p>3.1950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.117" table:style-name="ce3">
            <text:p>3.1170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.0430000000000001" table:style-name="ce3">
            <text:p>3.0430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0049999999999999" table:style-name="ce3">
            <text:p>3.0050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9340000000000002" table:style-name="ce3">
            <text:p>2.9340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8620000000000001" table:style-name="ce3">
            <text:p>2.8620</text:p>
          </table:table-cell>
          <table:table-cell table:number-columns-repeated="1638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.8279999999999998" table:style-name="ce3">
            <text:p>2.8280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.7600000000000002" table:style-name="ce3">
            <text:p>2.7600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.694" table:style-name="ce3">
            <text:p>2.6940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.6619999999999999" table:style-name="ce3">
            <text:p>2.6620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.5990000000000002" table:style-name="ce3">
            <text:p>2.5990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350000000000001" table:style-name="ce3">
            <text:p>2.5350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.5060000000000002" table:style-name="ce3">
            <text:p>2.5060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4449999999999998" table:style-name="ce3">
            <text:p>2.4450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3879999999999999" table:style-name="ce3">
            <text:p>2.3880</text:p>
          </table:table-cell>
          <table:table-cell table:number-columns-repeated="1638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.3580000000000001" table:style-name="ce3">
            <text:p>2.3580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302" table:style-name="ce3">
            <text:p>2.3020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.2469999999999999" table:style-name="ce3">
            <text:p>2.2470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.2200000000000002" table:style-name="ce3">
            <text:p>2.2200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.1680000000000001" table:style-name="ce3">
            <text:p>2.1680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.1150000000000002" table:style-name="ce3">
            <text:p>2.1150</text:p>
          </table:table-cell>
          <table:table-cell table:number-columns-repeated="16382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.089" table:style-name="ce3">
            <text:p>2.0890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.0409999999999999" table:style-name="ce3">
            <text:p>2.0410</text:p>
          </table:table-cell>
          <table:table-cell table:number-columns-repeated="1638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.9910000000000001" table:style-name="ce3">
            <text:p>1.9910</text:p>
          </table:table-cell>
          <table:table-cell table:number-columns-repeated="16382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.968" table:style-name="ce3">
            <text:p>1.9680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.921" table:style-name="ce3">
            <text:p>1.9210</text:p>
          </table:table-cell>
          <table:table-cell table:number-columns-repeated="1638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.875" table:style-name="ce3">
            <text:p>1.8750</text:p>
          </table:table-cell>
          <table:table-cell table:number-columns-repeated="1638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.8540000000000001" table:style-name="ce3">
            <text:p>1.8540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.8089999999999999" table:style-name="ce3">
            <text:p>1.8090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.766" table:style-name="ce3">
            <text:p>1.7660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.7450000000000001" table:style-name="ce3">
            <text:p>1.7450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.7030000000000001" table:style-name="ce3">
            <text:p>1.7030</text:p>
          </table:table-cell>
          <table:table-cell table:number-columns-repeated="1638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.6640000000000001" table:style-name="ce3">
            <text:p>1.6640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.643" table:style-name="ce3">
            <text:p>1.6430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.6040000000000001" table:style-name="ce3">
            <text:p>1.6040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.5649999999999999" table:style-name="ce3">
            <text:p>1.5650</text:p>
          </table:table-cell>
          <table:table-cell table:number-columns-repeated="16382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.5469999999999999" table:style-name="ce3">
            <text:p>1.5470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.5110000000000001" table:style-name="ce3">
            <text:p>1.5110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.476" table:style-name="ce3">
            <text:p>1.4760</text:p>
          </table:table-cell>
          <table:table-cell table:number-columns-repeated="16382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.4570000000000001" table:style-name="ce3">
            <text:p>1.4570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.4239999999999999" table:style-name="ce3">
            <text:p>1.4240</text:p>
          </table:table-cell>
          <table:table-cell table:number-columns-repeated="16382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.389" table:style-name="ce3">
            <text:p>1.3890</text:p>
          </table:table-cell>
          <table:table-cell table:number-columns-repeated="16382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.3740000000000001" table:style-name="ce3">
            <text:p>1.3740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.341" table:style-name="ce3">
            <text:p>1.3410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.31" table:style-name="ce3">
            <text:p>1.3100</text:p>
          </table:table-cell>
          <table:table-cell table:number-columns-repeated="16382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.294" table:style-name="ce3">
            <text:p>1.2940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.264" table:style-name="ce3">
            <text:p>1.2640</text:p>
          </table:table-cell>
          <table:table-cell table:number-columns-repeated="16382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.234" table:style-name="ce3">
            <text:p>1.2340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.2190000000000001" table:style-name="ce3">
            <text:p>1.2190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.1910000000000001" table:style-name="ce3">
            <text:p>1.1910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.1619999999999999" table:style-name="ce3">
            <text:p>1.1620</text:p>
          </table:table-cell>
          <table:table-cell table:number-columns-repeated="16382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.149" table:style-name="ce3">
            <text:p>1.1490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.123" table:style-name="ce3">
            <text:p>1.1230</text:p>
          </table:table-cell>
          <table:table-cell table:number-columns-repeated="16382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.0960000000000001" table:style-name="ce3">
            <text:p>1.0960</text:p>
          </table:table-cell>
          <table:table-cell table:number-columns-repeated="16382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.083" table:style-name="ce3">
            <text:p>1.0830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.0580000000000001" table:style-name="ce3">
            <text:p>1.0580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.0329999999999999" table:style-name="ce3">
            <text:p>1.0330</text:p>
          </table:table-cell>
          <table:table-cell table:number-columns-repeated="16382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.022" table:style-name="ce3">
            <text:p>1.0220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0.997" table:style-name="ce3">
            <text:p>0.9970</text:p>
          </table:table-cell>
          <table:table-cell table:number-columns-repeated="16382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0.97399999999999998" table:style-name="ce3">
            <text:p>0.9740</text:p>
          </table:table-cell>
          <table:table-cell table:number-columns-repeated="16382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0.96199999999999997" table:style-name="ce3">
            <text:p>0.9620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0.94100000000000006" table:style-name="ce3">
            <text:p>0.9410</text:p>
          </table:table-cell>
          <table:table-cell table:number-columns-repeated="16382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0.91900000000000004" table:style-name="ce3">
            <text:p>0.9190</text:p>
          </table:table-cell>
          <table:table-cell table:number-columns-repeated="16382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0.90700000000000003" table:style-name="ce3">
            <text:p>0.9070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0.88600000000000001" table:style-name="ce3">
            <text:p>0.8860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0.86499999999999999" table:style-name="ce3">
            <text:p>0.8650</text:p>
          </table:table-cell>
          <table:table-cell table:number-columns-repeated="16382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0.85599999999999998" table:style-name="ce3">
            <text:p>0.8560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0.83599999999999997" table:style-name="ce3">
            <text:p>0.8360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0.81700000000000006" table:style-name="ce3">
            <text:p>0.8170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0.80700000000000005" table:style-name="ce3">
            <text:p>0.8070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0.78800000000000003" table:style-name="ce3">
            <text:p>0.7880</text:p>
          </table:table-cell>
          <table:table-cell table:number-columns-repeated="16382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0.77" table:style-name="ce3">
            <text:p>0.7700</text:p>
          </table:table-cell>
          <table:table-cell table:number-columns-repeated="16382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0.76100000000000001" table:style-name="ce3">
            <text:p>0.7610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0.74399999999999999" table:style-name="ce3">
            <text:p>0.7440</text:p>
          </table:table-cell>
          <table:table-cell table:number-columns-repeated="16382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0.72699999999999998" table:style-name="ce3">
            <text:p>0.7270</text:p>
          </table:table-cell>
          <table:table-cell table:number-columns-repeated="16382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0.71799999999999997" table:style-name="ce3">
            <text:p>0.7180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0.70200000000000007" table:style-name="ce3">
            <text:p>0.7020</text:p>
          </table:table-cell>
          <table:table-cell table:number-columns-repeated="16382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0.68600000000000005" table:style-name="ce3">
            <text:p>0.6860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0.67900000000000005" table:style-name="ce3">
            <text:p>0.6790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0.66300000000000003" table:style-name="ce3">
            <text:p>0.6630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0.64600000000000002" table:style-name="ce3">
            <text:p>0.6460</text:p>
          </table:table-cell>
          <table:table-cell table:number-columns-repeated="16382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0.64" table:style-name="ce3">
            <text:p>0.6400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0.625" table:style-name="ce3">
            <text:p>0.6250</text:p>
          </table:table-cell>
          <table:table-cell table:number-columns-repeated="16382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0.61099999999999999" table:style-name="ce3">
            <text:p>0.6110</text:p>
          </table:table-cell>
          <table:table-cell table:number-columns-repeated="16382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0.60399999999999998" table:style-name="ce3">
            <text:p>0.6040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0.59099999999999997" table:style-name="ce3">
            <text:p>0.5910</text:p>
          </table:table-cell>
          <table:table-cell table:number-columns-repeated="16382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0.57699999999999996" table:style-name="ce3">
            <text:p>0.5770</text:p>
          </table:table-cell>
          <table:table-cell table:number-columns-repeated="16382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0.56900000000000006" table:style-name="ce3">
            <text:p>0.5690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0.55700000000000005" table:style-name="ce3">
            <text:p>0.5570</text:p>
          </table:table-cell>
          <table:table-cell table:number-columns-repeated="16382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0.54500000000000004" table:style-name="ce3">
            <text:p>0.5450</text:p>
          </table:table-cell>
          <table:table-cell table:number-columns-repeated="16382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0.53900000000000003" table:style-name="ce3">
            <text:p>0.5390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0.52600000000000002" table:style-name="ce3">
            <text:p>0.5260</text:p>
          </table:table-cell>
          <table:table-cell table:number-columns-repeated="16382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0.51500000000000001" table:style-name="ce3">
            <text:p>0.5150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0.50900000000000001" table:style-name="ce3">
            <text:p>0.5090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0.497" table:style-name="ce3">
            <text:p>0.4970</text:p>
          </table:table-cell>
          <table:table-cell table:number-columns-repeated="16382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0.48599999999999999" table:style-name="ce3">
            <text:p>0.4860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0.48" table:style-name="ce3">
            <text:p>0.4800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0.47000000000000003" table:style-name="ce3">
            <text:p>0.4700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45900000000000002" table:style-name="ce3">
            <text:p>0.4590</text:p>
          </table:table-cell>
          <table:table-cell table:number-columns-repeated="16382"/>
        </table:table-row>
        <table:table-row table:number-rows-repeated="10482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227</meta:generator>
    <dc:creator>jorge del rio lopez</dc:creator>
    <dc:date>2024-12-13T18:22:07Z</dc:date>
    <meta:editing-cycles>14</meta:editing-cycles>
    <meta:editing-duration>PT7933S</meta:editing-duration>
  </office:meta>
</office:document-meta>
</file>